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5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13" table:style-name="ce4">
            <text:p>13</text:p>
          </table:table-cell>
          <table:table-cell table:number-columns-repeated="40" table:style-name="ce5"/>
          <table:table-cell table:number-columns-repeated="16343"/>
        </table:table-row>
        <table:table-row table:style-name="ro1"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5" table:style-name="ce5">
            <text:p>15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3" table:style-name="ce5">
            <text:p>1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5" table:style-name="ce5">
            <text:p>15</text:p>
          </table:table-cell>
          <table:table-cell office:value-type="float" office:value="1.1539999999999999" table:style-name="ce6">
            <text:p>1.15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.48399999999999999" table:style-name="ce5">
            <text:p>0.484</text:p>
          </table:table-cell>
          <table:table-cell office:value-type="float" office:value="67" table:style-name="ce5">
            <text:p>67</text:p>
          </table:table-cell>
          <table:table-cell office:value-type="float" office:value="34" table:style-name="ce5">
            <text:p>34</text:p>
          </table:table-cell>
          <table:table-cell office:value-type="float" office:value="5.1539999999999999" table:style-name="ce5">
            <text:p>5.154</text:p>
          </table:table-cell>
          <table:table-cell office:value-type="float" office:value="1" table:style-name="ce5">
            <text:p>1</text:p>
          </table:table-cell>
          <table:table-cell office:value-type="float" office:value="15" table:style-name="ce5">
            <text:p>15</text:p>
          </table:table-cell>
          <table:table-cell office:value-type="float" office:value="0.51" table:style-name="ce5">
            <text:p>0.51</text:p>
          </table:table-cell>
          <table:table-cell office:value-type="float" office:value="402" table:style-name="ce5">
            <text:p>402</text:p>
          </table:table-cell>
          <table:table-cell office:value-type="float" office:value="30.92" table:style-name="ce5">
            <text:p>30.92</text:p>
          </table:table-cell>
          <table:table-cell office:value-type="float" office:value="3" table:style-name="ce5">
            <text:p>3</text:p>
          </table:table-cell>
          <table:table-cell office:value-type="float" office:value="77" table:style-name="ce5">
            <text:p>7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Can</meta:initial-creator>
    <dc:creator>xParadokSx</dc:creator>
    <meta:creation-date>2020-11-22T17:04:44Z</meta:creation-date>
    <dc:date>2020-12-05T20:01:53Z</dc:date>
  </office:meta>
</office:document-meta>
</file>